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7600000206538B5CF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svg:stroke-width="0.081cm" draw:marker-start-width="0.321cm" draw:marker-end-width="0.321cm" draw:fill="none" loext:fill-use-slide-background="false" draw:textarea-horizontal-align="justify" draw:textarea-vertical-align="middle" draw:auto-grow-height="false" fo:min-height="0.171cm" fo:min-width="2.253cm" fo:padding-top="0.165cm" fo:padding-bottom="0.165cm" fo:padding-left="0.29cm" fo:padding-right="0.29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frame draw:style-name="gr2" draw:text-style-name="P1" draw:layer="layout" svg:width="14.614cm" svg:height="12.016cm" svg:x="-0.166cm" svg:y="-0.1cm">
            <draw:image xlink:href="Pictures/100000000000027600000206538B5CF7.png" xlink:type="simple" xlink:show="embed" xlink:actuate="onLoad" draw:mime-type="image/png">
              <text:p/>
            </draw:image>
          </draw:frame>
          <draw:custom-shape draw:style-name="gr3" draw:text-style-name="P2" draw:layer="layout" svg:width="2.833cm" svg:height="0.501cm" svg:x="3.083cm" svg:y="2.2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ZA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.4cm" fo:page-height="11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2-03T04:14:04.752068959</dc:date>
    <meta:editing-duration>PT20M3S</meta:editing-duration>
    <meta:editing-cycles>4</meta:editing-cycles>
    <meta:generator>LibreOffice/24.2.7.2$Linux_X86_64 LibreOffice_project/420$Build-2</meta:generator>
    <meta:document-statistic meta:object-count="3"/>
  </office:meta>
</office:document-meta>
</file>